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office:value-type="date" office:date-value="2020-06-10" calcext:value-type="date">
            <text:p>10/06/2020</text:p>
          </table:table-cell>
          <table:table-cell office:value-type="time" office:time-value="PT07H15M00S" calcext:value-type="time">
            <text:p>07:15</text:p>
          </table:table-cell>
          <table:table-cell office:value-type="time" office:time-value="PT12H35M00S" calcext:value-type="time">
            <text:p>12:35</text:p>
          </table:table-cell>
          <table:table-cell table:formula="of:=IF([.C153]; [.C153]-[.B153]; &quot;&quot;)" office:value-type="time" office:time-value="PT05H20M00S" calcext:value-type="time">
            <text:p>05:20</text:p>
          </table:table-cell>
          <table:table-cell office:value-type="string" calcext:value-type="string">
            <text:p>* Report: Add GOT hijacking countermeasures</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54]; [.C154]-[.B154]; &quot;&quot;)" office:value-type="time" office:time-value="PT02H10M00S" calcext:value-type="time">
            <text:p>02:10</text:p>
          </table:table-cell>
          <table:table-cell office:value-type="string" calcext:value-type="string">
            <text:p>* Report: Add ret2ret approach</text:p>
          </table:table-cell>
          <table:table-cell table:formula="of:=[.D153]+[.D15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1">
          <table:table-cell table:style-name="ce2" office:value-type="date" office:date-value="2020-06-11" calcext:value-type="date">
            <text:p>11/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56]; [.C156]-[.B156]; &quot;&quot;)" office:value-type="time" office:time-value="PT04H45M00S" calcext:value-type="time">
            <text:p>04:45</text:p>
          </table:table-cell>
          <table:table-cell office:value-type="string" calcext:value-type="string">
            <text:p>* Report: Add ret2pop approach</text:p>
            <text:p>* Report: Start ret2rax approach</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5H40M00S" calcext:value-type="time">
            <text:p>15:40</text:p>
          </table:table-cell>
          <table:table-cell table:formula="of:=IF([.C157]; [.C157]-[.B157]; &quot;&quot;)" office:value-type="time" office:time-value="PT02H40M00S" calcext:value-type="time">
            <text:p>02:40</text:p>
          </table:table-cell>
          <table:table-cell office:value-type="string" calcext:value-type="string">
            <text:p>* Report: Finish ret2rax approach, add ret2rsp approach, add difficulties</text:p>
            <text:p>* Create graphics for ret2pop, ret2rax, ret2rsp</text:p>
          </table:table-cell>
          <table:table-cell table:formula="of:=[.D156]+[.D157]" office:value-type="time" office:time-value="PT07H25M00S" calcext:value-type="time">
            <text:p>07:25</text:p>
          </table:table-cell>
          <table:table-cell table:number-columns-repeated="1018"/>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office:value-type="date" office:date-value="2020-06-12" calcext:value-type="date">
            <text:p>12/06/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159]; [.C159]-[.B159]; &quot;&quot;)" office:value-type="time" office:time-value="PT06H00M00S" calcext:value-type="time">
            <text:p>06:00</text:p>
          </table:table-cell>
          <table:table-cell office:value-type="string" calcext:value-type="string">
            <text:p>* Report: Start brute-force attacks section</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4H30M00S" calcext:value-type="time">
            <text:p>14:30</text:p>
          </table:table-cell>
          <table:table-cell table:formula="of:=IF([.C160]; [.C160]-[.B160]; &quot;&quot;)" office:value-type="time" office:time-value="PT00H30M00S" calcext:value-type="time">
            <text:p>00:30</text:p>
          </table:table-cell>
          <table:table-cell office:value-type="string" calcext:value-type="string">
            <text:p>* Report: Continue brute-force attacks section</text:p>
          </table:table-cell>
          <table:table-cell table:formula="of:=[.D159]+[.D160]" office:value-type="time" office:time-value="PT06H30M00S" calcext:value-type="time">
            <text:p>06:30</text:p>
          </table:table-cell>
          <table:table-cell table:style-name="ce23" table:formula="of:=SUM([.F148:.F160])" office:value-type="time" office:time-value="PT36H20M00S" calcext:value-type="time">
            <text:p>36:20</text:p>
          </table:table-cell>
          <table:table-cell table:number-columns-repeated="1017"/>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2">00/00/0000</text:date>, <text:time style:data-style-name="N2" text:time-value="12:54:22.55218381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12T15:10:03.798696543</dc:date>
    <meta:editing-cycles>254</meta:editing-cycles>
    <meta:editing-duration>P10DT11H28M54S</meta:editing-duration>
    <meta:generator>LibreOffice/6.4.4.2$Linux_X86_64 LibreOffice_project/40$Build-2</meta:generator>
    <meta:document-statistic meta:table-count="1" meta:cell-count="885" meta:object-count="0"/>
  </office:meta>
</office:document-meta>
</file>